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6-GM1818070-TWE-M-EGG4_markdup.bam</text:p>
          </table:table-cell>
          <table:table-cell office:value-type="float" office:value="19028.5" calcext:value-type="float">
            <text:p>19028.5</text:p>
          </table:table-cell>
          <table:table-cell office:value-type="float" office:value="18877" calcext:value-type="float">
            <text:p>18877</text:p>
          </table:table-cell>
          <table:table-cell office:value-type="float" office:value="19109.1" calcext:value-type="float">
            <text:p>19109.1</text:p>
          </table:table-cell>
          <table:table-cell office:value-type="string" calcext:value-type="string">
            <text:p>M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7-GM2105137-TWE-F-EGG4_markdup.bam</text:p>
          </table:table-cell>
          <table:table-cell office:value-type="float" office:value="7554.16666666667" calcext:value-type="float">
            <text:p>7554.16666666667</text:p>
          </table:table-cell>
          <table:table-cell office:value-type="float" office:value="7458.5" calcext:value-type="float">
            <text:p>7458.5</text:p>
          </table:table-cell>
          <table:table-cell office:value-type="float" office:value="7632.8" calcext:value-type="float">
            <text:p>7632.8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/>
          <table:table-cell table:formula="of:=RSQ([.C2:.C32];[.G2:.G32])" office:value-type="float" office:value="0.0475847656631459" calcext:value-type="float">
            <text:p>0.047584765663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8-GM2105161-TWE-F-EGG4_markdup.bam</text:p>
          </table:table-cell>
          <table:table-cell office:value-type="float" office:value="8619.26666666667" calcext:value-type="float">
            <text:p>8619.26666666667</text:p>
          </table:table-cell>
          <table:table-cell office:value-type="float" office:value="8486.3" calcext:value-type="float">
            <text:p>8486.3</text:p>
          </table:table-cell>
          <table:table-cell office:value-type="float" office:value="8772.5" calcext:value-type="float">
            <text:p>8772.5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9-GM2105024-TWE-F-EGG4_markdup.bam</text:p>
          </table:table-cell>
          <table:table-cell office:value-type="float" office:value="7950.8" calcext:value-type="float">
            <text:p>7950.8</text:p>
          </table:table-cell>
          <table:table-cell office:value-type="float" office:value="7945.8" calcext:value-type="float">
            <text:p>7945.8</text:p>
          </table:table-cell>
          <table:table-cell office:value-type="float" office:value="7954.4" calcext:value-type="float">
            <text:p>7954.4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1-GM2105134-TWE-F-EGG4_markdup.bam</text:p>
          </table:table-cell>
          <table:table-cell office:value-type="float" office:value="2101.36666666667" calcext:value-type="float">
            <text:p>2101.36666666667</text:p>
          </table:table-cell>
          <table:table-cell office:value-type="float" office:value="1986" calcext:value-type="float">
            <text:p>1986</text:p>
          </table:table-cell>
          <table:table-cell office:value-type="float" office:value="2223.2" calcext:value-type="float">
            <text:p>2223.2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/>
          <table:table-cell table:formula="of:=CORREL([.C2:.C32];[.G2:.G32])" office:value-type="float" office:value="0.218139326264536" calcext:value-type="float">
            <text:p>0.2181393262645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2-GM210517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CORREL([.C33:.C63];[.G33:.G6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3-GM2105258-TWE-F-EGG4_markdup.bam</text:p>
          </table:table-cell>
          <table:table-cell office:value-type="float" office:value="5766.13333333333" calcext:value-type="float">
            <text:p>5766.13333333333</text:p>
          </table:table-cell>
          <table:table-cell office:value-type="float" office:value="5668.9" calcext:value-type="float">
            <text:p>5668.9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4-GM2101702-TWE-M-EGG4_markdup.bam</text:p>
          </table:table-cell>
          <table:table-cell office:value-type="float" office:value="2641.86666666667" calcext:value-type="float">
            <text:p>2641.86666666667</text:p>
          </table:table-cell>
          <table:table-cell office:value-type="float" office:value="2589.6" calcext:value-type="float">
            <text:p>2589.6</text:p>
          </table:table-cell>
          <table:table-cell office:value-type="float" office:value="2698.3" calcext:value-type="float">
            <text:p>2698.3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5-GM2105256-TWE-F-EGG4_markdup.bam</text:p>
          </table:table-cell>
          <table:table-cell office:value-type="float" office:value="5001.6" calcext:value-type="float">
            <text:p>5001.6</text:p>
          </table:table-cell>
          <table:table-cell office:value-type="float" office:value="4838.8" calcext:value-type="float">
            <text:p>4838.8</text:p>
          </table:table-cell>
          <table:table-cell office:value-type="float" office:value="5279.6" calcext:value-type="float">
            <text:p>5279.6</text:p>
          </table:table-cell>
          <table:table-cell office:value-type="string" calcext:value-type="string">
            <text:p>F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9-GM2104999-TWE-F-EGG4_markdup.bam</text:p>
          </table:table-cell>
          <table:table-cell office:value-type="float" office:value="7148.8" calcext:value-type="float">
            <text:p>7148.8</text:p>
          </table:table-cell>
          <table:table-cell office:value-type="float" office:value="7125.8" calcext:value-type="float">
            <text:p>7125.8</text:p>
          </table:table-cell>
          <table:table-cell office:value-type="float" office:value="7183.9" calcext:value-type="float">
            <text:p>7183.9</text:p>
          </table:table-cell>
          <table:table-cell office:value-type="string" calcext:value-type="string">
            <text:p>F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99-GM0913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3-GM2105026-TWE-F-EGG4_markdup.bam</text:p>
          </table:table-cell>
          <table:table-cell office:value-type="float" office:value="9576.86666666667" calcext:value-type="float">
            <text:p>9576.86666666667</text:p>
          </table:table-cell>
          <table:table-cell office:value-type="float" office:value="9511.9" calcext:value-type="float">
            <text:p>9511.9</text:p>
          </table:table-cell>
          <table:table-cell office:value-type="float" office:value="9656" calcext:value-type="float">
            <text:p>9656</text:p>
          </table:table-cell>
          <table:table-cell office:value-type="string" calcext:value-type="string">
            <text:p>F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7-GM2105204-TWE-F-EGG4_markdup.bam</text:p>
          </table:table-cell>
          <table:table-cell office:value-type="float" office:value="1798.66666666667" calcext:value-type="float">
            <text:p>1798.66666666667</text:p>
          </table:table-cell>
          <table:table-cell office:value-type="float" office:value="1764.6" calcext:value-type="float">
            <text:p>1764.6</text:p>
          </table:table-cell>
          <table:table-cell office:value-type="float" office:value="1819.3" calcext:value-type="float">
            <text:p>1819.3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8-GM2105338-TWE-M-EGG4_markdup.bam</text:p>
          </table:table-cell>
          <table:table-cell office:value-type="float" office:value="2619.36666666667" calcext:value-type="float">
            <text:p>2619.36666666667</text:p>
          </table:table-cell>
          <table:table-cell office:value-type="float" office:value="2580.4" calcext:value-type="float">
            <text:p>2580.4</text:p>
          </table:table-cell>
          <table:table-cell office:value-type="float" office:value="2651.9" calcext:value-type="float">
            <text:p>2651.9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39-GM210509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128-GM2106028-TWE-M-EGG4_markdup.bam</text:p>
          </table:table-cell>
          <table:table-cell office:value-type="float" office:value="3420.03333333333" calcext:value-type="float">
            <text:p>3420.03333333333</text:p>
          </table:table-cell>
          <table:table-cell office:value-type="float" office:value="3361.6" calcext:value-type="float">
            <text:p>3361.6</text:p>
          </table:table-cell>
          <table:table-cell office:value-type="float" office:value="3452.1" calcext:value-type="float">
            <text:p>3452.1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169-GM2105106-TWE-F-EGG4_markdup.bam</text:p>
          </table:table-cell>
          <table:table-cell office:value-type="float" office:value="14796.5333333333" calcext:value-type="float">
            <text:p>14796.5333333333</text:p>
          </table:table-cell>
          <table:table-cell office:value-type="float" office:value="14735.8" calcext:value-type="float">
            <text:p>14735.8</text:p>
          </table:table-cell>
          <table:table-cell office:value-type="float" office:value="14885.8" calcext:value-type="float">
            <text:p>14885.8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09-GM2104679-TWE-M-EGG4_markdup.bam</text:p>
          </table:table-cell>
          <table:table-cell office:value-type="float" office:value="2658.36666666667" calcext:value-type="float">
            <text:p>2658.36666666667</text:p>
          </table:table-cell>
          <table:table-cell office:value-type="float" office:value="2552" calcext:value-type="float">
            <text:p>2552</text:p>
          </table:table-cell>
          <table:table-cell office:value-type="float" office:value="2749.5" calcext:value-type="float">
            <text:p>2749.5</text:p>
          </table:table-cell>
          <table:table-cell office:value-type="string" calcext:value-type="string">
            <text:p>M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11-GM21048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20-gm21047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3-GM2105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5-GM2009966-TWE-M-EGG4_markdup.bam</text:p>
          </table:table-cell>
          <table:table-cell office:value-type="float" office:value="13658.8666666667" calcext:value-type="float">
            <text:p>13658.8666666667</text:p>
          </table:table-cell>
          <table:table-cell office:value-type="float" office:value="13603.6" calcext:value-type="float">
            <text:p>13603.6</text:p>
          </table:table-cell>
          <table:table-cell office:value-type="float" office:value="13760.2" calcext:value-type="float">
            <text:p>13760.2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71-GM2104897-TWE-F-EGG4_markdup.bam</text:p>
          </table:table-cell>
          <table:table-cell office:value-type="float" office:value="1734.96666666667" calcext:value-type="float">
            <text:p>1734.96666666667</text:p>
          </table:table-cell>
          <table:table-cell office:value-type="float" office:value="1577.3" calcext:value-type="float">
            <text:p>1577.3</text:p>
          </table:table-cell>
          <table:table-cell office:value-type="float" office:value="1814.5" calcext:value-type="float">
            <text:p>1814.5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76-GM14036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3-GM2104750-TWE-M-EGG4_markdup.bam</text:p>
          </table:table-cell>
          <table:table-cell office:value-type="float" office:value="3025.36666666667" calcext:value-type="float">
            <text:p>3025.36666666667</text:p>
          </table:table-cell>
          <table:table-cell office:value-type="float" office:value="2973.4" calcext:value-type="float">
            <text:p>2973.4</text:p>
          </table:table-cell>
          <table:table-cell office:value-type="float" office:value="3052.4" calcext:value-type="float">
            <text:p>3052.4</text:p>
          </table:table-cell>
          <table:table-cell office:value-type="string" calcext:value-type="string">
            <text:p>M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4-GM2104751-TWE-M-EGG4_markdup.bam</text:p>
          </table:table-cell>
          <table:table-cell office:value-type="float" office:value="4231.3" calcext:value-type="float">
            <text:p>4231.3</text:p>
          </table:table-cell>
          <table:table-cell office:value-type="float" office:value="4142.6" calcext:value-type="float">
            <text:p>4142.6</text:p>
          </table:table-cell>
          <table:table-cell office:value-type="float" office:value="4390.5" calcext:value-type="float">
            <text:p>4390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5-GM21047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6-GM2104780-TWE-M-EGG4_markdup.bam</text:p>
          </table:table-cell>
          <table:table-cell office:value-type="float" office:value="24283.0666666667" calcext:value-type="float">
            <text:p>24283.0666666667</text:p>
          </table:table-cell>
          <table:table-cell office:value-type="float" office:value="24154.9" calcext:value-type="float">
            <text:p>24154.9</text:p>
          </table:table-cell>
          <table:table-cell office:value-type="float" office:value="24391.8" calcext:value-type="float">
            <text:p>24391.8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7-GM210478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8-GM2104741-TWE-F-EGG4_markdup.bam</text:p>
          </table:table-cell>
          <table:table-cell office:value-type="float" office:value="6368.4" calcext:value-type="float">
            <text:p>6368.4</text:p>
          </table:table-cell>
          <table:table-cell office:value-type="float" office:value="6288.5" calcext:value-type="float">
            <text:p>6288.5</text:p>
          </table:table-cell>
          <table:table-cell office:value-type="float" office:value="6434.8" calcext:value-type="float">
            <text:p>6434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9-GM2104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6-GM18180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7-GM210513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8-GM210516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9-GM210502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1-GM210513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2-GM210517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3-GM210525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4-GM210170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5-GM21052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9-GM210499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99-GM0913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3-GM210502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7-GM21052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8-GM210533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39-GM210509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128-GM210602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169-GM210510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09-GM21046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11-GM21048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20-gm21047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3-GM2105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5-GM200996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71-GM210489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76-GM14036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3-GM210475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4-GM210475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5-GM21047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6-GM21047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7-GM210478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8-GM2104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9-GM2104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3.45988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58.308990590</dc:date>
    <meta:editing-duration>PT1H42M41S</meta:editing-duration>
    <meta:editing-cycles>2</meta:editing-cycles>
    <meta:generator>LibreOffice/6.4.7.2$Linux_X86_64 LibreOffice_project/40$Build-2</meta:generator>
    <meta:document-statistic meta:table-count="1" meta:cell-count="447" meta:object-count="0"/>
  </office:meta>
</office:document-meta>
</file>